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ganizzazione Gruppo 1^C<text:line-break/>Losi, Frisoli, Razzoli, Grenzi<text:line-break/><text:line-break/>IDE : Eclipse<text:line-break/>Stima ora settimanali per persona : 4/5<text:line-break/>Ruoli:<text:line-break/><text:span text:style-name="T1">Losi </text:span><text:span text:style-name="T2">: Caselle + Tabelle</text:span><text:line-break/><text:span text:style-name="T1">Frisoli : </text:span><text:span text:style-name="T2">Dado + giocatore</text:span><text:span text:style-name="T1"><text:line-break/>Razzoli </text:span><text:span text:style-name="T2">: Caselle + Tabella</text:span><text:span text:style-name="T1"><text:line-break/>Grenzi:</text:span><text:span text:style-name="T2"> Dado + giocatore</text:span><text:span text:style-name="T1"><text:line-break/></text:span><text:span text:style-name="T2">Dopo aver finito le 4 classi ci sposteremo tutti sul gestore, suddividendoci le funzioni.<text:line-break/><text:line-break/>Modalità di comunicazione : Meet &amp; Slack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15S</meta:editing-duration>
    <meta:editing-cycles>3</meta:editing-cycles>
    <meta:generator>OpenOffice/4.1.7$Win32 OpenOffice.org_project/417m1$Build-9800</meta:generator>
    <dc:date>2020-11-25T11:18:54.18</dc:date>
    <meta:document-statistic meta:table-count="0" meta:image-count="0" meta:object-count="0" meta:page-count="1" meta:paragraph-count="1" meta:word-count="58" meta:character-count="356"/>
    <meta:user-defined meta:name="Info 1"/>
    <meta:user-defined meta:name="Info 2"/>
    <meta:user-defined meta:name="Info 3"/>
    <meta:user-defined meta:name="Info 4"/>
  </office:meta>
</office:document-meta>
</file>